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00%" fo:text-align="justify" style:justify-single-word="false"/>
      <style:text-properties officeooo:rsid="000ca042" officeooo:paragraph-rsid="000ca042"/>
    </style:style>
    <style:style style:name="P2" style:family="paragraph" style:parent-style-name="Standard" style:list-style-name="L4">
      <style:paragraph-properties fo:margin-top="0.101cm" fo:margin-bottom="0.101cm" loext:contextual-spacing="false" fo:line-height="100%" fo:text-align="justify" style:justify-single-word="false"/>
      <style:text-properties officeooo:rsid="000ca042" officeooo:paragraph-rsid="000ca042"/>
    </style:style>
    <style:style style:name="P3" style:family="paragraph" style:parent-style-name="Standard">
      <style:paragraph-properties fo:margin-top="0.101cm" fo:margin-bottom="0.101cm" loext:contextual-spacing="false" fo:line-height="100%" fo:text-align="justify" style:justify-single-word="false"/>
      <style:text-properties officeooo:rsid="000e6156" officeooo:paragraph-rsid="000e6156"/>
    </style:style>
    <style:style style:name="P4" style:family="paragraph" style:parent-style-name="Standard" style:list-style-name="L1">
      <style:paragraph-properties fo:margin-top="0.101cm" fo:margin-bottom="0.101cm" loext:contextual-spacing="false" fo:line-height="100%" fo:text-align="justify" style:justify-single-word="false"/>
      <style:text-properties officeooo:rsid="000e6156" officeooo:paragraph-rsid="000e6156"/>
    </style:style>
    <style:style style:name="P5" style:family="paragraph" style:parent-style-name="Standard">
      <style:paragraph-properties fo:margin-top="0.101cm" fo:margin-bottom="0.101cm" loext:contextual-spacing="false" fo:line-height="100%" fo:text-align="justify" style:justify-single-word="false"/>
      <style:text-properties officeooo:rsid="000e7f63" officeooo:paragraph-rsid="000e7f63"/>
    </style:style>
    <style:style style:name="P6" style:family="paragraph" style:parent-style-name="Standard" style:list-style-name="L3">
      <style:paragraph-properties fo:margin-top="0.101cm" fo:margin-bottom="0.101cm" loext:contextual-spacing="false" fo:line-height="100%" fo:text-align="justify" style:justify-single-word="false"/>
      <style:text-properties officeooo:rsid="000e7f63" officeooo:paragraph-rsid="000e7f63"/>
    </style:style>
    <style:style style:name="P7" style:family="paragraph" style:parent-style-name="Standard">
      <style:paragraph-properties fo:margin-top="0.101cm" fo:margin-bottom="0.101cm" loext:contextual-spacing="false" fo:line-height="100%" fo:text-align="justify" style:justify-single-word="false"/>
      <style:text-properties officeooo:rsid="000e8acb" officeooo:paragraph-rsid="000e8acb"/>
    </style:style>
    <style:style style:name="P8" style:family="paragraph" style:parent-style-name="Standard">
      <style:paragraph-properties fo:margin-top="0.101cm" fo:margin-bottom="0.101cm" loext:contextual-spacing="false" fo:line-height="100%" fo:text-align="justify" style:justify-single-word="false"/>
      <style:text-properties officeooo:paragraph-rsid="000ec3b2"/>
    </style:style>
    <style:style style:name="P9"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ec3b2" style:font-weight-asian="bold" style:font-weight-complex="bold"/>
    </style:style>
    <style:style style:name="P10" style:family="paragraph" style:parent-style-name="Standard">
      <style:paragraph-properties fo:margin-top="0.101cm" fo:margin-bottom="0.101cm" loext:contextual-spacing="false" fo:line-height="100%" fo:text-align="justify" style:justify-single-word="false"/>
      <style:text-properties fo:color="#ce181e" fo:font-weight="bold" officeooo:rsid="000ca042" officeooo:paragraph-rsid="000ca042" style:font-weight-asian="bold" style:font-weight-complex="bold"/>
    </style:style>
    <style:style style:name="P11" style:family="paragraph" style:parent-style-name="Standard">
      <style:paragraph-properties fo:margin-top="0.101cm" fo:margin-bottom="0.101cm" loext:contextual-spacing="false" fo:line-height="100%" fo:text-align="justify" style:justify-single-word="false"/>
      <style:text-properties officeooo:rsid="000ec3b2" officeooo:paragraph-rsid="000ec3b2"/>
    </style:style>
    <style:style style:name="P12"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paragraph-rsid="000ec3b2" style:font-weight-asian="normal" style:font-weight-complex="normal"/>
    </style:style>
    <style:style style:name="P13" style:family="paragraph" style:parent-style-name="Standard">
      <style:paragraph-properties fo:margin-top="0.101cm" fo:margin-bottom="0.101cm" loext:contextual-spacing="false" fo:line-height="100%" fo:text-align="justify" style:justify-single-word="false"/>
      <style:text-properties style:use-window-font-color="true" fo:font-weight="normal" officeooo:rsid="00128526" officeooo:paragraph-rsid="00128526" style:font-weight-asian="normal" style:font-weight-complex="normal"/>
    </style:style>
    <style:style style:name="T1" style:family="text">
      <style:text-properties officeooo:rsid="000ca042"/>
    </style:style>
    <style:style style:name="T2" style:family="text">
      <style:text-properties officeooo:rsid="000ec3b2"/>
    </style:style>
    <style:style style:name="T3" style:family="text">
      <style:text-properties fo:color="#ce181e"/>
    </style:style>
    <style:style style:name="T4" style:family="text">
      <style:text-properties fo:color="#ce181e" fo:font-weight="bold" style:font-weight-asian="bold" style:font-weight-complex="bold"/>
    </style:style>
    <style:style style:name="T5" style:family="text">
      <style:text-properties fo:color="#ce181e" fo:font-weight="bold" officeooo:rsid="000ca042" style:font-weight-asian="bold" style:font-weight-complex="bold"/>
    </style:style>
    <style:style style:name="T6" style:family="text">
      <style:text-properties fo:color="#ce181e" fo:font-weight="bold" officeooo:rsid="000e6156" style:font-weight-asian="bold" style:font-weight-complex="bold"/>
    </style:style>
    <style:style style:name="T7" style:family="text">
      <style:text-properties officeooo:rsid="000f900b"/>
    </style:style>
    <style:style style:name="T8" style:family="text">
      <style:text-properties officeooo:rsid="00107dce"/>
    </style:style>
    <style:style style:name="T9" style:family="text">
      <style:text-properties officeooo:rsid="001132c4"/>
    </style:style>
    <style:style style:name="T10" style:family="text">
      <style:text-properties officeooo:rsid="001132ed"/>
    </style:style>
    <style:style style:name="T11" style:family="text">
      <style:text-properties officeooo:rsid="00117737"/>
    </style:style>
    <style:style style:name="T12" style:family="text">
      <style:text-properties officeooo:rsid="0011a1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ustification du choix :</text:p>
      <text:p text:style-name="P12"><text:span text:style-name="T1">Pour le projet n°8, j’ai décidé de reprendre un projet personnel, celui qui m’a amené à la data science. Il s’agit d’un travail concernant les paris sportifs, plus particulièrement les paris sur les matchs de football européens. La technique utilisée pourra être très facilement élargie plus tard à d’autres continents ou d’autres sports.</text:span></text:p>
      <text:p text:style-name="P8"><text:span text:style-name="T5">Plan prévisionnel du projet n°8.</text:span></text:p>
      <text:p text:style-name="P3">Le concept de base reprends un utilisateur qui souhaite améliorer des pronostics sur les matchs européens. Pour cela, il va s’appuyer sur les matchs déjà passés, et plus particulièrement sur les matchs « similaires » déjà déroulés. En essayant de regarder les résultats des matchs précédents (et autres statistiques précédant ces matchs), le programme que je souhaite créer doit améliorer une pari « de base » par une personne lambda. </text:p>
      <text:p text:style-name="P3">Pour pouvoir comparer l’efficacité du programme, 4 baselines seront utilisées pour comparaison :</text:p>
      <text:list xml:id="list2641239709" text:style-name="L1">
        <text:list-item>
          <text:p text:style-name="P4">Une personne qui parie uniquement sur les favoris des matchs.</text:p>
        </text:list-item>
        <text:list-item>
          <text:p text:style-name="P4">Une personne qui parie uniquement sur les underdogs (non-favori) des matchs.</text:p>
        </text:list-item>
        <text:list-item>
          <text:p text:style-name="P4">Une personne qui parie uniquement sur les matchs nuls.</text:p>
        </text:list-item>
        <text:list-item>
          <text:p text:style-name="P4">Une personne qui parie au hasard.</text:p>
        </text:list-item>
      </text:list>
      <text:p text:style-name="P3">Ces 4 baselines, bien que très basiques, représentent <text:span text:style-name="T7">un nombre important </text:span>de pronostiqueurs « amateurs » dans le monde.</text:p>
      <text:p text:style-name="P10">Algorithme<text:span text:style-name="T8">s</text:span> envisagé<text:span text:style-name="T8">s</text:span> :</text:p>
      <text:p text:style-name="P5">Un certain nombre d’algorithmes de classification seront utilisés et confrontés :</text:p>
      <text:list xml:id="list592753934" text:style-name="L3">
        <text:list-item>
          <text:p text:style-name="P6">KneighborsClassifier</text:p>
        </text:list-item>
        <text:list-item>
          <text:p text:style-name="P6">RandomForestClassifier</text:p>
        </text:list-item>
        <text:list-item>
          <text:p text:style-name="P6">GradientBoostingClassifier</text:p>
        </text:list-item>
        <text:list-item>
          <text:p text:style-name="P6">DecisionTreeClassifier</text:p>
        </text:list-item>
        <text:list-item>
          <text:p text:style-name="P6">RidgeClassifier</text:p>
        </text:list-item>
        <text:list-item>
          <text:p text:style-name="P6">LogisticRegression</text:p>
        </text:list-item>
        <text:list-item>
          <text:p text:style-name="P6">MultinomialNB</text:p>
        </text:list-item>
      </text:list>
      <text:p text:style-name="P11">En fonction de la confrontation des résultats, d’autres pourront être rajoutés.</text:p>
      <text:p text:style-name="P11">Les deux métriques importants seront le gain et l’accuracy des pronostics des résultats. <text:span text:style-name="T9">Les deux très important car on pourrait facilement augmenter l’accuracy au détriment du gain (en ne pariant que sur les favoris, qui rapportent peu). De même, on peut augmenter le gain au détriment de l’accuracy (en ne pariant que sur les underdogs, qui rapportent beaucoup mais ne gagnent que peu souvent).</text:span></text:p>
      <text:p text:style-name="P10">Dataset utilisé :</text:p>
      <text:p text:style-name="P7">Un dataset sera construit à partir des résultats stockés sur un site de référence : <text:a xlink:type="simple" xlink:href="http://www.football-data.co.uk/" text:style-name="Internet_20_link" text:visited-style-name="Visited_20_Internet_20_Link">http://www.football-data.co.uk</text:a>.</text:p>
      <text:p text:style-name="P7">Les données fournies ici le sont de manière brute. Une grande partie de data engeneering sera nécessaire afin de pouvoir créer un dataset avec les données exploitables.</text:p>
      <text:p text:style-name="P1"><text:span text:style-name="T4">Références bibliographiques :</text:span></text:p>
      <text:p text:style-name="P13">Cette liste est non-exhaustive.</text:p>
      <text:list xml:id="list526731284" text:style-name="L4">
        <text:list-item>
          <text:p text:style-name="P2">Pattern Detection Applied to Soccer Results Forecast, <text:span text:style-name="T2">Diogo Reis, Janvier 2018</text:span></text:p>
        </text:list-item>
        <text:list-item>
          <text:p text:style-name="P2"><text:soft-page-break/>“Quality vs Quantity”: Improved Shot Prediction in Soccer using Strategic Features from Spatiotemporal Data <text:span text:style-name="T10">par </text:span>Patrick Lucey, Alina Bialkowski, Mathew Monfort, Peter Carr and Iain Matthews, <text:span text:style-name="T10">2015</text:span></text:p>
        </text:list-item>
        <text:list-item>
          <text:p text:style-name="P2">A Study on Soccer Prediction using Goals and Shots on Target <text:span text:style-name="T11">par </text:span>Snorre Gebhardt Stenerud, <text:span text:style-name="T11">201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5:20:30.238832066</meta:creation-date>
    <dc:date>2018-10-23T15:48:39.346710341</dc:date>
    <meta:editing-duration>PT28M5S</meta:editing-duration>
    <meta:editing-cycles>14</meta:editing-cycles>
    <meta:generator>LibreOffice/6.0.6.2$Linux_X86_64 LibreOffice_project/00m0$Build-2</meta:generator>
    <meta:document-statistic meta:table-count="0" meta:image-count="0" meta:object-count="0" meta:page-count="2" meta:paragraph-count="29" meta:word-count="417" meta:character-count="2725" meta:non-whitespace-character-count="2350"/>
  </office:meta>
</office:document-meta>
</file>